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8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877d53" officeooo:paragraph-rsid="0057fb36" style:font-size-asian="10pt" style:font-weight-asian="normal" style:font-size-complex="10pt" style:font-weight-complex="normal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fo:font-weight="bold" officeooo:rsid="00859681" style:font-weight-asian="bold" style:font-weight-complex="bold"/>
    </style:style>
    <style:style style:name="T3" style:family="text">
      <style:text-properties officeooo:rsid="002de301"/>
    </style:style>
    <style:style style:name="T4" style:family="text">
      <style:text-properties officeooo:rsid="002e4230"/>
    </style:style>
    <style:style style:name="T5" style:family="text">
      <style:text-properties officeooo:rsid="00536274"/>
    </style:style>
    <style:style style:name="T6" style:family="text">
      <style:text-properties fo:font-weight="normal" officeooo:rsid="00859681" style:font-weight-asian="normal" style:font-weight-complex="normal"/>
    </style:style>
    <style:style style:name="T7" style:family="text">
      <style:text-properties fo:font-weight="normal" officeooo:rsid="00869ccd" style:font-weight-asian="normal" style:font-weight-complex="normal"/>
    </style:style>
    <style:style style:name="T8" style:family="text">
      <style:text-properties officeooo:rsid="00889e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">{{ data.DATE }}</text:text-input></text:p>
      <text:p text:style-name="P1"/>
      <text:p text:style-name="P9"><text:text-input text:description="">{% if data.CLIENT_COMPANY != '' %}{{ data.CLIENT_COMPANY }}{% if data.CLIENT_COMPANY_B != '' %}
{{ data.CLIENT_COMPANY_B }}{% endif %}
{{ data.CLIENT_ATTN }} {% endif %}{{ data.CLIENT_SALUT }} {{ data.CLIENT_FULLNAME }}
{{ data.CLIENT_STREET }}
{{ data.CLIENT_POST_CODE }} {{ data.CLIENT_CITY }}
{{ data.CLIENT_COUNTRY }}</text:text-input></text:p>
      <text:p text:style-name="P5"/>
      <text:p text:style-name="P5"/>
      <text:p text:style-name="P2"/>
      <text:p text:style-name="P2"/>
      <text:p text:style-name="P11"><text:span text:style-name="T3">Offer</text:span> f<text:span text:style-name="T3">o</text:span>r <text:span text:style-name="T3">p</text:span>roje<text:span text:style-name="T3">c</text:span>t „<text:text-input text:description="">{{ data.PROJECT_TITLE }}</text:text-input>“</text:p>
      <text:p text:style-name="P2"/>
      <text:p text:style-name="P15"><text:text-input text:description="">{{ data.COMMENT }}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29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Quantity</text:p>
            </table:table-cell>
            <table:table-cell table:style-name="Tabelle1.A1" office:value-type="string">
              <text:p text:style-name="P17">Amount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7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7"><text:text-input text:description="">{{ x.COMMENT }}</text:text-input></text:p>
          </table:table-cell>
          <table:table-cell table:style-name="Tabelle1.C3" office:value-type="string">
            <text:p text:style-name="P30"/>
            <text:p text:style-name="P31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5">+ VAT </text:span><text:span text:style-name="T5"><text:text-input text:description="">{{ x.TAX_PERCENT }}</text:text-input></text:span><text:span text:style-name="T5"><text:s/>%: <text:s/></text:span><text:text-input text:description="">{{ x.UNIT_PRICE_TAX }}</text:text-input></text:p>
            <text:p text:style-name="P23"><text:text-input text:description="">{% endif %}</text:text-input></text:p>
            <text:p text:style-name="P26"><text:text-input text:description="">{{ x.UNIT_TOTAL }}</text:text-input></text:p>
          </table:table-cell>
          <table:table-cell table:style-name="Tabelle1.D3" office:value-type="string">
            <text:p text:style-name="P28"/>
            <text:p text:style-name="P38"><text:text-input text:description="">{{ x.QUANTITY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5">+ VAT </text:span><text:span text:style-name="T5"><text:text-input text:description="">{{ x.TAX_PERCENT }}</text:text-input></text:span><text:span text:style-name="T5"><text:s/>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3"><text:text-input text:description="">{% if data.HAS_TAX == 'True' %}</text:text-input></text:p>
            <text:p text:style-name="P32">Pre-tax:</text:p>
            <text:p text:style-name="P32">+ VAT:</text:p>
            <text:p text:style-name="P32"><text:text-input text:description="">{% endif %}</text:text-input></text:p>
            <text:p text:style-name="P35">Total:</text:p>
          </table:table-cell>
          <table:table-cell table:style-name="Tabelle1.E5" office:value-type="string">
            <text:p text:style-name="P34"><text:text-input text:description="">{% if data.HAS_TAX == 'True' %}</text:text-input></text:p>
            <text:p text:style-name="P32"><text:text-input text:description="">{{ data.PRICE_TOTAL }}</text:text-input></text:p>
            <text:p text:style-name="P32"><text:text-input text:description="">{{ data.TAX_TOTAL }}</text:text-input></text:p>
            <text:p text:style-name="P32"><text:text-input text:description="">{% endif %}</text:text-input></text:p>
            <text:p text:style-name="P36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4">Project wil be finished on</text:span> <text:span text:style-name="T1"><text:text-input text:description="">{{ data.FINISH_DATE }}</text:text-input></text:span><text:span text:style-name="T1"><text:s/></text:span><text:span text:style-name="T6">or at least </text:span><text:span text:style-name="T2"><text:text-input text:description="">{{ data.FINISH_DAYS }}</text:text-input></text:span><text:span text:style-name="T2"><text:s/></text:span><text:span text:style-name="T7">days </text:span><text:span text:style-name="T6">after placing the order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4H10M27S</meta:editing-duration>
    <meta:editing-cycles>84</meta:editing-cycles>
    <meta:generator>LibreOffice/5.4.4.2$Linux_X86_64 LibreOffice_project/40m0$Build-2</meta:generator>
    <meta:initial-creator>Manuel Senfft</meta:initial-creator>
    <dc:date>2018-01-15T13:33:37.632199840</dc:date>
    <dc:creator>Manuel Senfft</dc:creator>
    <meta:document-statistic meta:table-count="1" meta:image-count="0" meta:object-count="0" meta:page-count="1" meta:paragraph-count="37" meta:word-count="244" meta:character-count="1122" meta:non-whitespace-character-count="977"/>
    <meta:template xlink:type="simple" xlink:actuate="onRequest" xlink:title="Standard-Text" xlink:href="file:///home/manu/Dokumente/Code/Python/Freelance/offer_template.ott" meta:date="2017-05-27T09:31:13.107216602"/>
  </office:meta>
</office:document-meta>
</file>